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 style:list-style-name="L1">
      <style:text-properties style:font-name="Verdana" fo:font-size="10pt" style:font-size-asian="10pt" style:font-size-complex="10pt"/>
    </style:style>
    <style:style style:name="P6" style:family="paragraph" style:parent-style-name="Standard" style:list-style-name="L2"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ist module</text:p>
      <text:p text:style-name="P1"/>
      <text:p text:style-name="P3">All lists must defined by the list module. </text:p>
      <text:p text:style-name="P4"/>
      <text:p text:style-name="P4"/>
      <text:p text:style-name="P4"><text:span text:style-name="T1">A list is composed by fields </text:span>:</text:p>
      <text:list text:style-name="L1">
        <text:list-item>
          <text:p text:style-name="P5">listid: It's the unique id that will you used in your document form.</text:p>
        </text:list-item>
        <text:list-item>
          <text:p text:style-name="P5">label: It's the name of the list. If you have need to display a name, you use this.</text:p>
        </text:list-item>
        <text:list-item>
          <text:p text:style-name="P5">description: It's the description of the list</text:p>
        </text:list-item>
        <text:list-item>
          <text:p text:style-name="P5">component(s): It's the sub document. He accept all type of document. (0/n)</text:p>
        </text:list-item>
      </text:list>
      <text:p text:style-name="P4"/>
      <text:p text:style-name="P4"><text:span text:style-name="T1">How does a list function? </text:span></text:p>
      <text:p text:style-name="P4">Only one action must be used in the server. This action “GetItems” get all items, list and components.</text:p>
      <text:p text:style-name="P4"/>
      <text:p text:style-name="P4">A list must be composed of item and list, now is already existing, or components. The components are used to create an alias between the list and a component in one module. In fact, when components are selected in list, this list load children.</text:p>
      <text:p text:style-name="P4"/>
      <text:p text:style-name="P4"><text:span text:style-name="T1">Filter manager:</text:span></text:p>
      <text:p text:style-name="P4">In the first time, we will use an attribute “components” in the list declaration in form to select one or more type of components that we want list.</text:p>
      <text:p text:style-name="P4"/>
      <text:p text:style-name="P4">In the second time, we will reflect at a filter object (bindings) to define easily many filter in our form.</text:p>
      <text:p text:style-name="P4"/>
      <text:p text:style-name="P1"><text:span text:style-name="T2">List attributes: </text:span></text:p>
      <text:p text:style-name="P4">Only four attributes must be used. Currently we use many attributes but they aren't very easily to use.</text:p>
      <text:p text:style-name="P4"/>
      <text:p text:style-name="P4">Now, we will have:</text:p>
      <text:list text:style-name="L2">
        <text:list-item>
          <text:p text:style-name="P6">list-id: to define the list, that you want load in bindings.</text:p>
        </text:list-item>
        <text:list-item>
          <text:p text:style-name="P6">display: style of display. flat (default) or tree</text:p>
        </text:list-item>
        <text:list-item>
          <text:p text:style-name="P6">depth: parse depth, default=1</text:p>
        </text:list-item>
        <text:list-item>
          <text:p text:style-name="P6">components: list of components that you want to get. default=*</text:p>
        </text:list-item>
      </text:list>
      <text:p text:style-name="P4"/>
      <text:p text:style-name="P4"><text:span text:style-name="T1">Bindings lack:</text:span></text:p>
      <text:p text:style-name="P4">A bindings type of elementPicker with a popup to select item.</text:p>
      <text:p text:style-name="P4"/>
      <text:p text:style-name="P3">Modification: </text:p>
      <text:p text:style-name="P7">Bindings wAbstractLIst</text:p>
      <text:p text:style-name="P7">Action getItems</text:p>
      <text:p text:style-name="P7"/>
      <text:p text:style-name="P3">Impact: </text:p>
      <text:p text:style-name="P7">Module list and framework cannot used in old projects, there version must upgraded.</text:p>
      <text:p text:style-name="P7">Simple solution to transform existing list in existing projects to use this implementation.</text:p>
      <text:p text:style-name="P7"><text:line-break/></text:p>
      <text:p text:style-name="P8">Document model:</text:p>
      <text:p text:style-name="P3"/>
      <text:p text:style-name="P3">Old:</text:p>
      <text:p text:style-name="P3"/>
      <text:p text:style-name="P7">&lt;?xml version="1.0"?&gt;</text:p>
      <text:p text:style-name="P7">&lt;document icon="cubes_green" label="&amp;amp;modules.list.backoffice.List;" classname="rbs_webedit4_modules_list_lib_ListComponent" type="list"</text:p>
      <text:p text:style-name="P7"><text:tab/>linked-to-root-module="true"&gt;</text:p>
      <text:p text:style-name="P7"/>
      <text:p text:style-name="P7"><text:tab/>&lt;component</text:p>
      <text:p text:style-name="P7"><text:tab/><text:tab/>name="listid"</text:p>
      <text:p text:style-name="P7"><text:tab/><text:tab/>type="simpletext"</text:p>
      <text:p text:style-name="P7"><text:tab/><text:tab/>label="&amp;amp;modules.list.backoffice.List-unique-id;"</text:p>
      <text:p text:style-name="P7"><text:tab/><text:tab/>primary-key="true"/&gt;</text:p>
      <text:p text:style-name="P7"/>
      <text:p text:style-name="P7"><text:tab/>&lt;component</text:p>
      <text:p text:style-name="P7"><text:tab/><text:tab/>name="label"</text:p>
      <text:p text:style-name="P7"><text:tab/><text:tab/>type="simpletext"</text:p>
      <text:p text:style-name="P7"><text:tab/><text:tab/>label="&amp;amp;modules.list.backoffice.List-name;" /&gt;</text:p>
      <text:p text:style-name="P7"/>
      <text:p text:style-name="P7"><text:tab/>&lt;component</text:p>
      <text:p text:style-name="P7"><text:tab/><text:tab/>name="item"</text:p>
      <text:p text:style-name="P7"><text:tab/><text:tab/>min-occurs="0"</text:p>
      <text:p text:style-name="P7"><text:tab/><text:tab/>max-occurs="*"</text:p>
      <text:p text:style-name="P7"><text:tab/><text:tab/>relation-type="2"</text:p>
      <text:p text:style-name="P7"><text:tab/><text:tab/>type="modules_list/item"</text:p>
      <text:p text:style-name="P7"><text:tab/><text:tab/> /&gt;</text:p>
      <text:p text:style-name="P7"/>
      <text:p text:style-name="P7"><text:tab/>&lt;component</text:p>
      <text:p text:style-name="P7"><text:tab/><text:tab/>name="description"</text:p>
      <text:p text:style-name="P7"><text:tab/><text:tab/>type="multilinetext"</text:p>
      <text:p text:style-name="P7"><text:tab/><text:tab/>label="&amp;amp;modules.list.backoffice.List-description;"</text:p>
      <text:p text:style-name="P7"><text:tab/><text:tab/>required="no" /&gt;</text:p>
      <text:p text:style-name="P7"/>
      <text:p text:style-name="P7"><text:tab/>&lt;workflow&gt;</text:p>
      <text:p text:style-name="P7"><text:tab/><text:tab/>&lt;status name="WORKING_COPY" db-value="0" /&gt;</text:p>
      <text:p text:style-name="P7"><text:tab/><text:tab/>&lt;status name="ACTIVE" db-value="1" new-instance-status="yes" /&gt;</text:p>
      <text:p text:style-name="P7"><text:tab/><text:tab/>&lt;status name="ARCHIVE" db-value="2" /&gt;</text:p>
      <text:p text:style-name="P7"><text:tab/><text:tab/>&lt;status name="DELETED" db-value="3" /&gt;</text:p>
      <text:p text:style-name="P7"><text:tab/>&lt;/workflow&gt;</text:p>
      <text:p text:style-name="P7"/>
      <text:p text:style-name="P7">&lt;/document&gt;</text:p>
      <text:p text:style-name="P7"/>
      <text:p text:style-name="P8">New:</text:p>
      <text:p text:style-name="P3"/>
      <text:p text:style-name="P7">&lt;?xml version="1.0"?&gt;</text:p>
      <text:p text:style-name="P7">&lt;document </text:p>
      <text:p text:style-name="P7">icon="cubes_green" </text:p>
      <text:p text:style-name="P7">label="&amp;amp;modules.list.backoffice.List;" classname="rbs_webedit4_modules_list_lib_ListComponent" </text:p>
      <text:p text:style-name="P7">type="list" </text:p>
      <text:p text:style-name="P7">linked-to-root-module="true"&gt;</text:p>
      <text:p text:style-name="P7"/>
      <text:p text:style-name="P7"><text:tab/>&lt;component</text:p>
      <text:p text:style-name="P7"><text:tab/><text:tab/>name="listid"</text:p>
      <text:p text:style-name="P7"><text:tab/><text:tab/>type="simpletext"</text:p>
      <text:p text:style-name="P7"><text:tab/><text:tab/>label="&amp;amp;modules.list.backoffice.List-unique-id;"</text:p>
      <text:p text:style-name="P7"><text:tab/><text:tab/>primary-key="true"/&gt;</text:p>
      <text:p text:style-name="P7"/>
      <text:p text:style-name="P7"><text:tab/>&lt;component</text:p>
      <text:p text:style-name="P7"><text:tab/><text:tab/>name="label"</text:p>
      <text:p text:style-name="P7"><text:tab/><text:tab/>type="simpletext"</text:p>
      <text:p text:style-name="P7"><text:tab/><text:tab/>label="&amp;amp;modules.list.backoffice.List-name;" /&gt;</text:p>
      <text:p text:style-name="P7"/>
      <text:p text:style-name="P7"><text:tab/>&lt;component</text:p>
      <text:p text:style-name="P7"><text:tab/><text:tab/>name="description"</text:p>
      <text:p text:style-name="P7"><text:tab/><text:tab/>type="multilinetext"</text:p>
      <text:p text:style-name="P7"><text:tab/><text:tab/>label="&amp;amp;modules.list.backoffice.List-description;"</text:p>
      <text:p text:style-name="P7"><text:tab/><text:tab/>required="no" /&gt;<text:tab/></text:p>
      <text:p text:style-name="P7"/>
      <text:p text:style-name="P7"><text:tab/>&lt;component</text:p>
      <text:p text:style-name="P7"><text:tab/><text:tab/>name="components"</text:p>
      <text:p text:style-name="P7"><text:tab/><text:tab/>min-occurs="0"</text:p>
      <text:p text:style-name="P7"><text:tab/><text:tab/>max-occurs="*"</text:p>
      <text:p text:style-name="P7"><text:tab/><text:tab/>type="*/*"</text:p>
      <text:p text:style-name="P7"><text:tab/><text:tab/> /&gt;</text:p>
      <text:p text:style-name="P7"/>
      <text:p text:style-name="P7"><text:tab/>&lt;workflow&gt;</text:p>
      <text:p text:style-name="P7"><text:tab/><text:tab/>&lt;status name="DRAFT" db-value="0" /&gt;</text:p>
      <text:p text:style-name="P7"><text:tab/><text:tab/>&lt;status name="ACTIVE" db-value="1" new-instance-status="yes" /&gt;</text:p>
      <text:p text:style-name="P7"><text:tab/><text:tab/>&lt;status name="ARCHIVE" db-value="2" /&gt;</text:p>
      <text:p text:style-name="P7"><text:tab/><text:tab/>&lt;status name="DELETED" db-value="3" /&gt;</text:p>
      <text:p text:style-name="P7"><text:tab/>&lt;/workflow&gt;</text:p>
      <text:p text:style-name="P7"/>
      <text:p text:style-name="P7">&lt;/document&gt;</text:p>
      <text:p text:style-name="P7"/>
      <text:p text:style-name="P3">Migration:</text:p>
      <text:p text:style-name="P7">Currently, we have two method to display a list. We can pass by a list object or directly by a module.</text:p>
      <text:p text:style-name="P7">In a future, we will use only list object.</text:p>
      <text:p text:style-name="P7"/>
      <text:p text:style-name="P7">To use existing list with this document model, we must pass by a migration.</text:p>
      <text:p text:style-name="P7"/>
      <text:p text:style-name="P7">The sub document item is deleted and replaced by sub document components. The relation change to pass to relation type “HAS_DATA”.</text:p>
      <text:p text:style-name="P7"/>
      <text:p text:style-name="P7">The sub document list must be equally related to list by relation type “HAS_DATA” because all sub documents of a list use the dataComponent “components”.</text:p>
      <text:p text:style-name="P7"/>
      <text:p text:style-name="P7">To migrate list of “module”, you must create all list in module list with link on your folder. You must equally modify your form and change the attributes of your 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9-12T17:50:09</meta:creation-date>
    <dc:date>2006-09-13T11:57:28</dc:date>
    <dc:language>en-GB</dc:language>
    <meta:editing-cycles>9</meta:editing-cycles>
    <meta:editing-duration>PT17H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3" meta:word-count="618" meta:character-count="4041"/>
  </office:meta>
</office:document-meta>
</file>